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use-window-font-color="true" style:font-name="Baskerville Old Face" fo:font-weight="normal" style:font-weight-asian="normal" style:font-weight-complex="normal"/>
    </style:style>
    <style:style style:name="P23"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4"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6"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7"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fo:text-align="center" style:justify-single-word="false"/>
      <style:text-properties style:font-name="Baskerville Old Face" fo:font-size="12pt" style:font-size-asian="12pt" style:font-size-complex="12pt"/>
    </style:style>
    <style:style style:name="P33"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4"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color="#000000" style:font-name="Baskerville Old Face1" fo:font-weight="normal"/>
    </style:style>
    <style:style style:name="P46" style:family="paragraph" style:parent-style-name="Text_20_body">
      <style:text-properties fo:color="#000000" style:font-name="Baskerville Old Face1" fo:font-size="12pt" fo:font-weight="normal" style:font-size-asian="12pt" style:font-size-complex="12pt"/>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style:font-name="Baskerville Old Face1"/>
    </style:style>
    <style:style style:name="P49" style:family="paragraph" style:parent-style-name="Text_20_body">
      <style:text-properties style:font-name="Baskerville Old Face1" fo:font-size="12pt" style:font-size-asian="12pt" style:font-size-complex="12pt"/>
    </style:style>
    <style:style style:name="P50" style:family="paragraph" style:parent-style-name="Standard">
      <style:paragraph-properties fo:margin-left="0in" fo:margin-right="0in" fo:text-align="start" style:justify-single-word="false" fo:text-indent="0in" style:auto-text-indent="false"/>
      <style:text-properties style:font-name="Arial1"/>
    </style:style>
    <style:style style:name="P51"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9" style:family="paragraph" style:parent-style-name="Text_20_body">
      <style:paragraph-properties fo:margin-left="0in" fo:margin-right="0in" fo:margin-top="0.1665in" fo:margin-bottom="0.0835in" fo:text-indent="0in" style:auto-text-indent="false"/>
    </style:style>
    <style:style style:name="P6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6" style:family="paragraph" style:parent-style-name="Contents_20_Heading">
      <style:paragraph-properties fo:break-before="page"/>
    </style:style>
    <style:style style:name="P67" style:family="paragraph" style:parent-style-name="Preformatted_20_Text">
      <style:paragraph-properties fo:margin-top="0in" fo:margin-bottom="0.1965in"/>
    </style:style>
    <style:style style:name="P6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9"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2"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3" style:family="paragraph" style:parent-style-name="Table_20_Contents">
      <style:paragraph-properties fo:margin-left="0.0398in" fo:margin-right="-0.278in" fo:text-indent="-0.0098in" style:auto-text-indent="false" text:number-lines="false" text:line-number="0"/>
    </style:style>
    <style:style style:name="P7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6" style:family="paragraph" style:parent-style-name="Title">
      <style:text-properties style:font-name="Baskerville Old Face"/>
    </style:style>
    <style:style style:name="P77" style:family="paragraph" style:parent-style-name="Title">
      <style:text-properties style:font-name="Baskerville Old Face" fo:font-size="18pt" style:font-size-asian="18pt" style:font-size-complex="18pt"/>
    </style:style>
    <style:style style:name="P78" style:family="paragraph" style:parent-style-name="Title">
      <style:text-properties style:font-name="Baskerville Old Face" fo:font-size="24pt" style:font-size-asian="24pt" style:font-size-complex="24pt"/>
    </style:style>
    <style:style style:name="P79" style:family="paragraph" style:parent-style-name="Preformatted_20_Text">
      <style:text-properties style:font-name="Baskerville Old Face" fo:font-size="12pt" style:font-size-asian="12pt" style:font-size-complex="12pt"/>
    </style:style>
    <style:style style:name="P80" style:family="paragraph" style:parent-style-name="Preformatted_20_Text">
      <style:text-properties fo:color="#0000ff" style:font-name="Baskerville Old Face" fo:font-size="12pt" style:font-size-asian="12pt" style:font-size-complex="12pt"/>
    </style:style>
    <style:style style:name="P8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2" style:family="paragraph" style:parent-style-name="Preformatted_20_Text">
      <style:text-properties fo:color="#0000ff" style:font-name="Lucida Console" fo:font-size="10pt" style:font-size-asian="12pt" style:font-size-complex="12pt"/>
    </style:style>
    <style:style style:name="P8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4"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5" style:family="paragraph" style:parent-style-name="Preformatted_20_Text">
      <style:text-properties fo:color="#111111" style:font-name="Baskerville Old Face" fo:font-size="12pt" style:font-size-asian="12pt" style:font-size-complex="12pt"/>
    </style:style>
    <style:style style:name="P8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8" style:family="paragraph" style:parent-style-name="Preformatted_20_Text">
      <style:text-properties fo:color="#111111" style:font-name="Baskerville Old Face1" fo:font-size="12pt" style:font-size-asian="12pt" style:font-size-complex="12pt"/>
    </style:style>
    <style:style style:name="P8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0" style:family="paragraph" style:parent-style-name="Preformatted_20_Text">
      <style:text-properties fo:color="#000000" style:font-name="Baskerville Old Face" fo:font-size="12pt" style:font-size-asian="12pt" style:font-size-complex="12pt"/>
    </style:style>
    <style:style style:name="P91" style:family="paragraph" style:parent-style-name="Preformatted_20_Text">
      <style:text-properties fo:color="#000000" style:font-name="Baskerville Old Face1" fo:font-size="12pt" style:font-size-asian="12pt" style:font-size-complex="12pt"/>
    </style:style>
    <style:style style:name="P92"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3"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size-complex="12pt"/>
    </style:style>
    <style:style style:name="P95"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6"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7"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8"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0" style:family="paragraph" style:parent-style-name="Preformatted_20_Text">
      <style:paragraph-properties fo:orphans="2" fo:widows="2"/>
      <style:text-properties style:font-name="Baskerville Old Face1" fo:font-size="12pt" style:font-size-asian="12pt" style:font-size-complex="12pt"/>
    </style:style>
    <style:style style:name="P101"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2"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3" style:family="paragraph" style:parent-style-name="ttBlue">
      <style:text-properties fo:color="#000000"/>
    </style:style>
    <style:style style:name="P104" style:family="paragraph" style:parent-style-name="Contents_20_2">
      <style:paragraph-properties>
        <style:tab-stops>
          <style:tab-stop style:position="6.7146in" style:type="right" style:leader-style="dotted" style:leader-text="."/>
        </style:tab-stops>
      </style:paragraph-properties>
    </style:style>
    <style:style style:name="P105" style:family="paragraph" style:parent-style-name="Contents_20_1">
      <style:paragraph-properties>
        <style:tab-stops>
          <style:tab-stop style:position="6.911in" style:type="right" style:leader-style="dotted" style:leader-text="."/>
        </style:tab-stops>
      </style:paragraph-properties>
    </style:style>
    <style:style style:name="P106" style:family="paragraph" style:parent-style-name="Text_20_body">
      <style:paragraph-properties fo:margin-top="0in" fo:margin-bottom="0in"/>
      <style:text-properties style:font-name="Baskerville Old Face1"/>
    </style:style>
    <style:style style:name="P107" style:family="paragraph" style:parent-style-name="Text_20_body">
      <style:paragraph-properties fo:margin-top="0in" fo:margin-bottom="0in"/>
      <style:text-properties style:font-name="Baskerville Old Face1" fo:font-size="12pt" style:font-size-asian="12pt" style:font-size-complex="12pt"/>
    </style:style>
    <style:style style:name="P108" style:family="paragraph" style:parent-style-name="Heading_20_2">
      <style:text-properties style:font-name="Baskerville Old Face"/>
    </style:style>
    <style:style style:name="P109" style:family="paragraph" style:parent-style-name="Heading_20_2">
      <style:text-properties style:font-name="Baskerville Old Face" fo:font-size="12pt" style:font-size-asian="12pt" style:font-size-complex="12pt"/>
    </style:style>
    <style:style style:name="P110" style:family="paragraph" style:parent-style-name="Heading_20_2">
      <style:text-properties style:font-name="Baskerville Old Face" fo:font-size="14pt" style:font-size-asian="14pt" style:font-size-complex="14pt"/>
    </style:style>
    <style:style style:name="P111"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2"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13" style:family="paragraph" style:parent-style-name="Text_20_body">
      <style:text-properties style:font-name="Baskerville Old Face" fo:font-size="12pt" style:font-size-asian="12pt" style:font-size-complex="12pt"/>
    </style:style>
    <style:style style:name="P114"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15" style:family="paragraph" style:parent-style-name="Heading_20_1">
      <style:text-properties style:font-name="Baskerville Old Face" fo:font-size="14pt" style:font-size-asian="14pt" style:font-size-complex="14pt"/>
    </style:style>
    <style:style style:name="P116"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7" style:family="paragraph" style:parent-style-name="Heading_20_1">
      <style:paragraph-properties fo:break-before="page"/>
      <style:text-properties style:font-name="Baskerville Old Face" fo:font-size="18pt" style:font-size-asian="18pt" style:font-size-complex="18pt"/>
    </style:style>
    <style:style style:name="P118" style:family="paragraph" style:parent-style-name="Heading_20_1">
      <style:paragraph-properties fo:break-before="page"/>
      <style:text-properties style:font-name="Baskerville Old Face" fo:font-size="14pt" style:font-size-asian="14pt" style:font-size-complex="14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style:font-size-asian="12pt" style:font-size-complex="12pt"/>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7" style:family="text">
      <style:text-properties fo:font-variant="normal" fo:text-transform="none" fo:color="#303336" style:font-name="Baskerville Old Face1" fo:letter-spacing="normal" fo:font-style="normal" fo:background-color="#eff0f1"/>
    </style:style>
    <style:style style:name="T48"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style:font-size-asian="12pt" style:font-size-complex="12pt"/>
    </style:style>
    <style:style style:name="T53" style:family="text">
      <style:text-properties style:font-name="Baskerville Old Face1"/>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26">uRProgramming</text:span><text:span text:style-name="T1"><text:line-break/><text:line-break/>By</text:span></text:p>
      <text:p text:style-name="P77"/>
      <text:p text:style-name="P78"><text:s/>Zekai Otles </text:p>
      <text:p text:style-name="P29">Created on \Sexpr{date()} </text:p>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105"><text:s/>1 Introduction<text:tab/>4</text:p>
          <text:p text:style-name="P105"><text:s/>2 Environment Setup for R programming Developers<text:tab/>4</text:p>
          <text:p text:style-name="P104"><text:s/>2.1 <text:s/>Environment setup<text:tab/>4</text:p>
          <text:p text:style-name="P104"><text:s/>2.2 <text:s/>Using Version Control System<text:tab/>4</text:p>
          <text:p text:style-name="P104"><text:s/>2.3 Using IDE to develop R scripts<text:tab/>4</text:p>
          <text:p text:style-name="P104"><text:s/>2.4 Writing functions<text:tab/>4</text:p>
          <text:p text:style-name="P104"><text:s/>2.5 Create R package System<text:tab/>4</text:p>
          <text:p text:style-name="P105"><text:s/>3 Simple Data Types and Objects<text:tab/>5</text:p>
          <text:p text:style-name="P105"><text:s/>4 Control Structures<text:tab/>7</text:p>
          <text:p text:style-name="P104"><text:s/>4.1 If statements<text:tab/>7</text:p>
          <text:p text:style-name="P104"><text:s/>4.2 If then Else statements<text:tab/>9</text:p>
          <text:p text:style-name="P104"><text:s/>4.3 Switch statements<text:tab/>9</text:p>
          <text:p text:style-name="P105"><text:s/>5 Loop Structures<text:tab/>11</text:p>
          <text:p text:style-name="P104"><text:s/>5.1 For loop<text:tab/>11</text:p>
          <text:p text:style-name="P104"><text:s/>5.2 While loop<text:tab/>11</text:p>
          <text:p text:style-name="P105"><text:s/>6 Data Structures<text:tab/>13</text:p>
          <text:p text:style-name="P104"><text:s/>6.1 Data Frame<text:tab/>15</text:p>
          <text:p text:style-name="P104"><text:s/>6.2 Vector<text:tab/>16</text:p>
          <text:p text:style-name="P104"><text:s/>6.3 Matrix<text:tab/>17</text:p>
          <text:p text:style-name="P104"><text:s/>6.4 List<text:tab/>17</text:p>
          <text:p text:style-name="P105"><text:s/>7 Simple Statistical Analysis<text:tab/>18</text:p>
          <text:p text:style-name="P105"><text:s/>8 Graphic Outputs<text:tab/>20</text:p>
          <text:p text:style-name="P105"><text:s/>9 Simple Table Outputs<text:tab/>20</text:p>
          <text:p text:style-name="P105"><text:s/>10 Reference<text:tab/>20</text:p>
        </text:index-body>
      </text:table-of-content>
      <text:p text:style-name="P18"/>
      <text:p text:style-name="P18"/>
      <text:p text:style-name="P18"/>
      <text:p text:style-name="P29"/>
      <text:p text:style-name="P65">Acknowledgements</text:p>
      <text:p text:style-name="Text_20_body"><text:tab/><text:span text:style-name="T20">I would love thank my wife Sevtap Otles putting up with me while I was working on this book. I would not meet with R programming, if I was not hired by Dr. Paul Carbone who has shown how to be dedicated and sincere for his colleagues.</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text:p>
      <text:p text:style-name="P28"><text:tab/>Thanks to all supporters, readers of this book and contributors to society.</text:p>
      <text:h text:style-name="P117" text:outline-level="1">Introduction</text:h>
      <text:p text:style-name="P19"><text:tab/><text:span text:style-name="T25">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114" text:outline-level="1">Environment Setup for R programming Developers</text:h>
      <text:h text:style-name="Heading_20_2" text:outline-level="2"><text:s/><text:span text:style-name="T19">Environment setup</text:span></text:h>
      <text:p text:style-name="P50"/>
      <text:p text:style-name="P32"/>
      <text:p text:style-name="P75"/>
      <text:p text:style-name="P5">&lt;&lt;environment, <text:s/>echo=FALSE, results=xml&gt;&gt;=</text:p>
      <text:p text:style-name="P5"/>
      <text:p text:style-name="P68">odfTable(pkgVersions("data frame"))</text:p>
      <text:p text:style-name="P70">@</text:p>
      <text:p text:style-name="Preformatted_20_Text"><text:span text:style-name="Source_20_Text"><text:span text:style-name="T20"/></text:span></text:p>
      <text:p text:style-name="P67"><text:span text:style-name="Source_20_Text"><text:span text:style-name="T20">&lt;&lt;environmentl&gt;&gt;=</text:span></text:span></text:p>
      <text:p text:style-name="P71">environment("ls")</text:p>
      <text:p text:style-name="P71">cat("Current Working Dir \n",getwd())</text:p>
      <text:p text:style-name="P3">@</text:p>
      <text:p text:style-name="P2"/>
      <text:h text:style-name="Heading_20_2" text:outline-level="2"><text:s/><text:span text:style-name="T19">Using Version Control System</text:span></text:h>
      <text:p text:style-name="P28"><text:tab/>Talk about the version control, and why it is so important. </text:p>
      <text:p text:style-name="P28"><text:tab/>Explain why you decide to use git and demonstrate the git. </text:p>
      <text:p text:style-name="P28">Talk about git, demonstrate add, commit checkout the difference in the files. <text:s/>Binary files in the git,</text:p>
      <text:p text:style-name="P28">how to branch.</text:p>
      <text:p text:style-name="P28"/>
      <text:p text:style-name="P28"><draw:frame draw:style-name="fr1" draw:name="graphics2" text:anchor-type="paragraph" svg:width="5.6547in" svg:height="2.0508in" draw:z-index="4"><draw:image xlink:href="Pictures/10000201000002C3000000E67B25EA09.png" xlink:type="simple" xlink:show="embed" xlink:actuate="onLoad"/></draw:frame><text:soft-page-break/></text:p>
      <text:p text:style-name="P28"/>
      <text:p text:style-name="P31">&lt;&lt;git0,echo=FALSE,results=xml,fig=TRUE&gt;&gt;=</text:p>
      <text:p text:style-name="P7">odfFigureCaption(“Git from Rstudio shows which files are modified recently”,label=”Figure”)</text:p>
      <text:p text:style-name="P21">@</text:p>
      <text:p text:style-name="P21"/>
      <text:p text:style-name="P21"><text:s/><text:tab/>The git commit example from Rstudio, after committed with following message “Modified after adding bar plot example to the document.” we also push our code to the repository.</text:p>
      <text:p text:style-name="P21"/>
      <text:p text:style-name="P24"><draw:frame draw:style-name="fr1" draw:name="graphics3" text:anchor-type="paragraph" svg:width="6.2134in" svg:height="1.8866in" draw:z-index="1"><draw:image xlink:href="Pictures/10000201000003E70000012422CD885C.png" xlink:type="simple" xlink:show="embed" xlink:actuate="onLoad"/></draw:frame></text:p>
      <text:p text:style-name="P31">&lt;&lt;git1,echo=FALSE,results=xml,fig=FALSE&gt;&gt;=</text:p>
      <text:p text:style-name="P7">odfFigureCaption(“Git from Rstudio shows how to commit the modified file”,label=”Figure”)</text:p>
      <text:p text:style-name="P21">@</text:p>
      <text:p text:style-name="P21"/>
      <text:p text:style-name="P21">The source code branching with Git is created either using command line or git GUI like source tree can be used <text:s/>for creating branch and other git functionality.</text:p>
      <text:p text:style-name="P21"/>
      <text:p text:style-name="P24"><draw:frame draw:style-name="fr1" draw:name="graphics4" text:anchor-type="paragraph" svg:width="6.6154in" svg:height="2.4071in" draw:z-index="2"><draw:image xlink:href="Pictures/10000201000004A1000001C27B08116B.png" xlink:type="simple" xlink:show="embed" xlink:actuate="onLoad"/></draw:frame><text:soft-page-break/></text:p>
      <text:p text:style-name="P31">&lt;&lt;git2,echo=FALSE,results=xml,fig=FALSE&gt;&gt;=</text:p>
      <text:p text:style-name="P7">odfFigureCaption(“Source tree Git shows the created branches”,label=”Figure”)</text:p>
      <text:p text:style-name="P21">@</text:p>
      <text:p text:style-name="P21"/>
      <text:p text:style-name="P21">When another branch checked out from R studio, it shows what files are checkout from the branch.</text:p>
      <text:p text:style-name="P21"/>
      <text:p text:style-name="P24"><draw:frame draw:style-name="fr1" draw:name="graphics5" text:anchor-type="paragraph" svg:width="6.2681in" svg:height="3.028in" draw:z-index="3"><draw:image xlink:href="Pictures/10000201000002CC0000014555A52ADD.png" xlink:type="simple" xlink:show="embed" xlink:actuate="onLoad"/></draw:frame></text:p>
      <text:p text:style-name="P31">&lt;&lt;git3,echo=FALSE,results=xml,fig=FALSE&gt;&gt;=</text:p>
      <text:p text:style-name="P7">odfFigureCaption(“Git from Rstudio shows the file from the branch”,label=”Figure”)</text:p>
      <text:p text:style-name="P21">@</text:p>
      <text:p text:style-name="P24"/>
      <text:p text:style-name="P24"><text:s/><text:span text:style-name="T2">We can checkout a branch an worked on the branch independently. <text:s/>For example, </text:span><text:soft-page-break/><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4"/>
      <text:p text:style-name="P24"><draw:frame draw:style-name="fr2" draw:name="graphics6" text:anchor-type="paragraph" svg:width="4.8228in" svg:height="3.052in" draw:z-index="5"><draw:image xlink:href="Pictures/10000000000001CF000001256382C8B4.png" xlink:type="simple" xlink:show="embed" xlink:actuate="onLoad"/></draw:frame></text:p>
      <text:p text:style-name="P21"/>
      <text:p text:style-name="P31">&lt;&lt;git4,echo=FALSE,results=xml,fig=FALSE&gt;&gt;=</text:p>
      <text:p text:style-name="P7">odfFigureCaption(“Git from Rstudio shows the local and remote branches”,label=”Figure”)</text:p>
      <text:p text:style-name="P21">@</text:p>
      <text:p text:style-name="P21"/>
      <text:p text:style-name="P24"><draw:frame draw:style-name="fr3" draw:name="graphics7" text:anchor-type="paragraph" svg:width="6.911in" svg:height="2.0193in" draw:z-index="6"><draw:image xlink:href="Pictures/10000000000003D60000011F3953D88A.png" xlink:type="simple" xlink:show="embed" xlink:actuate="onLoad"/></draw:frame></text:p>
      <text:p text:style-name="P21"/>
      <text:p text:style-name="P31">&lt;&lt;git5,echo=FALSE,results=xml,fig=FALSE&gt;&gt;=</text:p>
      <text:p text:style-name="P7"><text:soft-page-break/>odfFigureCaption(“Git from Rstudio shows the ubuntu branch”,label=”Figure”)</text:p>
      <text:p text:style-name="P21">@</text:p>
      <text:p text:style-name="P21">Git also allows us to merge different branches within a local or remote repositories. Merging allow us to combine different branches, permit developer freely develop codes in a separate branches until they are ready to <text:s/>finalize the code.</text:p>
      <text:p text:style-name="P24"/>
      <text:h text:style-name="P108" text:outline-level="2">Using IDE to develop R scripts</text:h>
      <text:p text:style-name="Text_20_body"><text:span text:style-name="T19"><text:tab/></text:span><text:span text:style-name="T53">R studio or other tools to develop application,</text:span></text:p>
      <text:h text:style-name="P108" text:outline-level="2">Writing functions</text:h>
      <text:p text:style-name="P28"><text:tab/>Simple example </text:p>
      <text:h text:style-name="P108" text:outline-level="2">Create R package System</text:h>
      <text:p text:style-name="P28"/>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1"/>
      <text:p text:style-name="P31">R CMD build uRProgramming</text:p>
      <text:p text:style-name="P31"/>
      <text:p text:style-name="P31">Show them how to build pacjkage from GUI</text:p>
      <text:p text:style-name="P31">R CMD BATCH odfWeave.R</text:p>
      <text:h text:style-name="P115"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79"><text:bookmark text:name="rstudio_console_output"/>cat(“library(uRProgramming)”)</text:p>
      <text:p text:style-name="P79">cat(“dataTypes(24)”)</text:p>
      <text:p text:style-name="P79"><text:soft-page-break/>cat(“dataTypes('ali')”)</text:p>
      <text:p text:style-name="P79">cat(“dataTypes(T)”)</text:p>
      <text:p text:style-name="P79">cat(“a&lt;-as.integer(24)”)</text:p>
      <text:p text:style-name="P79">cat(“dataTypes(a)”)</text:p>
      <text:p text:style-name="P79"/>
      <text:p text:style-name="P79">cat(“standard output from above lines”)</text:p>
      <text:p text:style-name="P79">library(uRProgramming)</text:p>
      <text:p text:style-name="P79">dataTypes(24)</text:p>
      <text:p text:style-name="P79">dataTypes("ali")</text:p>
      <text:p text:style-name="P79">dataTypes(T)</text:p>
      <text:p text:style-name="P79">a&lt;-as.integer(24)</text:p>
      <text:p text:style-name="P79">dataTypes(a)</text:p>
      <text:p text:style-name="P79"/>
      <text:p text:style-name="P31">@</text:p>
      <text:p text:style-name="P31"/>
      <text:p text:style-name="P31"><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oft-page-break/><text:s text:c="2"/></text:p>
      <text:p text:style-name="P31"><text:s/>cat(“#cast to character vector”)</text:p>
      <text:p text:style-name="P31"><text:s text:c="2"/></text:p>
      <text:p text:style-name="P31"><text:s/>cat(“z&lt;-as.character(x)”)</text:p>
      <text:p text:style-name="P31"><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2"><text:soft-page-break/></text:p>
      <text:p text:style-name="P80">source('/home/zekai/R_workspace/r_repo/test/testDataTypes.R')</text:p>
      <text:p text:style-name="P80"/>
      <text:p text:style-name="P31">@<text:tab/></text:p>
      <text:p text:style-name="P31"/>
      <text:p text:style-name="P31">Source this above program, and run the program (testDataTypes())</text:p>
      <text:p text:style-name="P31">&lt;&lt;dataType3,echo=FALSE&gt;&gt;=</text:p>
      <text:p text:style-name="P31">#use readr package</text:p>
      <text:p text:style-name="P42"/>
      <text:p text:style-name="P80">myString&lt;-read_file('/home/zekai/R_workspace/r_repo/test/testDataTypes.R')</text:p>
      <text:p text:style-name="P80"/>
      <text:p text:style-name="P80">#readLines('/home/zekai/R_workspace/r_repo/test/testDataTypes.R')</text:p>
      <text:p text:style-name="P80">#this works, please uncomment following line</text:p>
      <text:p text:style-name="P80">#cat(myString)</text:p>
      <text:p text:style-name="P31"><text:s text:c="3"/>testDataTypes()</text:p>
      <text:p text:style-name="P31">@</text:p>
      <text:p text:style-name="P31"/>
      <text:h text:style-name="P115" text:outline-level="1">Control Structures</text:h>
      <text:p text:style-name="P31"/>
      <text:p text:style-name="P31"><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1"><text:tab/>In the following sections, the usage of <text:s/><text:span text:style-name="T7">if </text:span><text:span text:style-name="T11"><text:s/>block will be explained with examples. The samples should help reader to solidify the understandif of te control structures.</text:span></text:p>
      <text:h text:style-name="P109" text:outline-level="2">If statements</text:h>
      <text:p text:style-name="P36"><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2">cat(“x&lt;-c(0,3,6,9,12,15,18,21,24)”)</text:p>
      <text:p text:style-name="P102">x&lt;-c(0,3,6,9,12,15,18,21,24)</text:p>
      <text:p text:style-name="P101">cat(“if(x[which(x==6)]==6){iFound&lt;-TRUE}”)</text:p>
      <text:p text:style-name="P101">if(x[which(x==6)]==6){iFound&lt;-TRUE}</text:p>
      <text:p text:style-name="P53"><text:soft-page-break/>cat(“print(iFound)”)</text:p>
      <text:p text:style-name="P53">print(iFound)</text:p>
      <text:p text:style-name="P31">@</text:p>
      <text:p text:style-name="P31"/>
      <text:p text:style-name="P31"><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73"><text:span text:style-name="Strong_20_Emphasis"><text:span text:style-name="T20">Operator</text:span></text:span></text:p>
          </table:table-cell>
          <table:table-cell table:style-name="Table1.A1" office:value-type="string">
            <text:p text:style-name="P73"><text:span text:style-name="Strong_20_Emphasis"><text:span text:style-name="T20">Description</text:span></text:span></text:p>
          </table:table-cell>
        </table:table-row>
        <table:table-row>
          <table:table-cell table:style-name="Table1.A1" office:value-type="string">
            <text:p text:style-name="P73"><text:span text:style-name="Strong_20_Emphasis"><text:span text:style-name="T20">==</text:span></text:span></text:p>
          </table:table-cell>
          <table:table-cell table:style-name="Table1.A1" office:value-type="string">
            <text:p text:style-name="P74">Equal to</text:p>
          </table:table-cell>
        </table:table-row>
        <table:table-row>
          <table:table-cell table:style-name="Table1.A1" office:value-type="string">
            <text:p text:style-name="P74">!=</text:p>
          </table:table-cell>
          <table:table-cell table:style-name="Table1.A1" office:value-type="string">
            <text:p text:style-name="P74">Not equal to</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than</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or equal to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than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or equal to </text:p>
          </table:table-cell>
        </table:table-row>
        <table:table-row>
          <table:table-cell table:style-name="Table1.A1" office:value-type="string">
            <text:p text:style-name="P74">&amp;</text:p>
          </table:table-cell>
          <table:table-cell table:style-name="Table1.A1" office:value-type="string">
            <text:p text:style-name="P74">And</text:p>
          </table:table-cell>
        </table:table-row>
        <table:table-row>
          <table:table-cell table:style-name="Table1.A1" office:value-type="string">
            <text:p text:style-name="P74">|</text:p>
          </table:table-cell>
          <table:table-cell table:style-name="Table1.A1" office:value-type="string">
            <text:p text:style-name="P74">Or</text:p>
          </table:table-cell>
        </table:table-row>
      </table:table>
      <text:p text:style-name="P31"/>
      <text:p text:style-name="P31"><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0">cat(“if(demDat[indx,2] &lt;=25 )demDat[indx,2]&lt;-'Y' “)</text:p>
      <text:p text:style-name="P40"/>
      <text:p text:style-name="P40">cat(“\nEx.3”)</text:p>
      <text:p text:style-name="P40">cat(“ if(demDat[indx,2] &gt; 50 ) {demDat[indx,2]&lt;-'O'} “)</text:p>
      <text:p text:style-name="P40"/>
      <text:p text:style-name="P40">cat(“\nEx.4”)</text:p>
      <text:p text:style-name="P40"><text:soft-page-break/>cat(“if(demDat[indx,2] &gt; 25 &amp; demDat[indx,2] &lt;=50 )demDat[indx,2]&lt;-'M' “)</text:p>
      <text:p text:style-name="P40"/>
      <text:p text:style-name="P31">@</text:p>
      <text:h text:style-name="P109" text:outline-level="2">If then Else statements</text:h>
      <text:p text:style-name="P31"/>
      <text:p text:style-name="P31"><text:tab/>If then else block is used when comparison expected to yield result either true or false.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
      <text:p text:style-name="P33"><text:tab/></text:p>
      <text:p text:style-name="P31">&lt;&lt;conditionalStatements&gt;&gt;=</text:p>
      <text:p text:style-name="P31">#cat(conditionalStatements())</text:p>
      <text:p text:style-name="P31">@</text:p>
      <text:p text:style-name="P7"/>
      <text:p text:style-name="P5"/>
      <text:h text:style-name="P109" text:outline-level="2">Switch statements</text:h>
      <text:p text:style-name="P7"/>
      <text:p text:style-name="P31"><text:tab/>One can use switch statement to modular conditional statements. The switch statement evaluates according the to the first argument. </text:p>
      <text:p text:style-name="P37"><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1">@</text:p>
      <text:p text:style-name="P31">Following function demonstrates how simple <text:s/>if then else block could be replaced by modular switch statements, this type of example can be extended to more modular functionality.</text:p>
      <text:p text:style-name="P31">&lt;&lt;switch2, echo=FALSE&gt;&gt;=</text:p>
      <text:p text:style-name="P85">myString&lt;-read_file('<text:span text:style-name="T38">/</text:span><text:span text:style-name="T27">home/zekai/R_workspace</text:span>/r_repo/test/usingSwitch.R')</text:p>
      <text:p text:style-name="P85"><text:soft-page-break/>cat(myString)</text:p>
      <text:p text:style-name="P85"/>
      <text:p text:style-name="P85">source('<text:span text:style-name="T38">/</text:span><text:span text:style-name="T27">home/zekai/R_workspace</text:span>/r_repo/test/usingSwitch.R')</text:p>
      <text:p text:style-name="P85"/>
      <text:p text:style-name="P31">@</text:p>
      <text:p text:style-name="P31">&lt;&lt;switch3,echo=TRUE&gt;&gt;=</text:p>
      <text:p text:style-name="P85"/>
      <text:p text:style-name="P85"><text:bookmark text:name="rstudio_console_output51"/>x&lt;-seq(1,100,by=10.011)</text:p>
      <text:p text:style-name="P31">x</text:p>
      <text:p text:style-name="P52"><text:bookmark text:name="rstudio_console_output6"/>xC&lt;-usingSwitch(x,"character")</text:p>
      <text:p text:style-name="P52">xC</text:p>
      <text:p text:style-name="P52"><text:bookmark text:name="rstudio_console_output7"/>xI&lt;-usingSwitch(x,"integer")</text:p>
      <text:p text:style-name="P52">xI</text:p>
      <text:p text:style-name="P41"/>
      <text:p text:style-name="P31">@</text:p>
      <text:h text:style-name="P118" text:outline-level="1">Loop Structures</text:h>
      <text:p text:style-name="P31"><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09"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1"><text:tab/>for (values in sequence) {</text:p>
      <text:p text:style-name="P31"><text:tab/><text:tab/>statement</text:p>
      <text:p text:style-name="P31"><text:tab/>} </text:p>
      <text:p text:style-name="P31"><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0"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1"><text:soft-page-break/><text:tab/><text:tab/>statement</text:p>
      <text:p text:style-name="P31"><text:tab/>}</text:p>
      <text:p text:style-name="P5"/>
      <text:p text:style-name="P20">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8"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5">myString&lt;-read_file('<text:span text:style-name="T38">/home/zekai/R_workspace/</text:span>r_repo/test/insertData.R')</text:p>
      <text:p text:style-name="P85">cat(myString)</text:p>
      <text:p text:style-name="P86">source('<text:span text:style-name="T38">/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27">INSERT INTO <text:s/>airquality VALUES(,,,,)</text:span>”.</text:p>
      <text:p text:style-name="P28"/>
      <text:p text:style-name="Text_20_body"/>
      <text:p text:style-name="P6"/>
      <text:p text:style-name="P6">&lt;&lt;dataStruc2,echo=TRUE&gt;&gt;=</text:p>
      <text:p text:style-name="P85">insertData()</text:p>
      <text:p text:style-name="P85">results&lt;-dbSendQuery(con, "SELECT * FROM airquality")</text:p>
      <text:p text:style-name="P85">dataFrm&lt;-dbFetch(results,)</text:p>
      <text:p text:style-name="P86"/>
      <text:p text:style-name="P9"><text:soft-page-break/>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8"><text:soft-page-break/>&lt;&lt;pict1,echo=FALSE,results=xml,fig=FALSE&gt;&gt;=</text:p>
      <text:p text:style-name="P48">odfFigureCaption(“MySQL screen shot showing the table and querries”,label=”Figure”)</text:p>
      <text:p text:style-name="P48">@</text:p>
      <text:p text:style-name="P48"/>
      <text:p text:style-name="P48"><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8"/>
      <text:p text:style-name="P48"/>
      <text:p text:style-name="P48"/>
      <text:p text:style-name="P48">read.csv(file="/home/zekai/R_workspace/r_repo/externalData/airquality.csv",header=TRUE,sep=",")</text:p>
      <text:p text:style-name="P48"/>
      <text:p text:style-name="P48"/>
      <text:p text:style-name="P48">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1" text:outline-level="2">Data Frame</text:h>
      <text:p text:style-name="P6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60"><text:s/><text:span text:style-name="T14">str(dataFrm).</text:span></text:p>
      <text:p text:style-name="P60"><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2">View(dataFrm[1:4,])</text:p>
      <text:p text:style-name="P61">is displaying the data from the first through fourth row in dataFrm.</text:p>
      <text:p text:style-name="ttBlue">results&lt;-dbSendQuery(con, "SELECT * FROM airquality")</text:p>
      <text:p text:style-name="ttBlue">dataFrm&lt;-dbFetch(results)</text:p>
      <text:p text:style-name="P103">the results from select assigned to dataFrm. The dataFrm has following structure</text:p>
      <text:p text:style-name="P6">&lt;&lt;dataFrm,echo=FALSE&gt;&gt;=</text:p>
      <text:p text:style-name="P6">cat(“<text:span text:style-name="T12">str(dataFrm)”)</text:span></text:p>
      <text:p text:style-name="P85">str(dataFrm)</text:p>
      <text:p text:style-name="P85">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4">@</text:p>
      <text:p text:style-name="P60"/>
      <text:h text:style-name="P111" text:outline-level="2">Vector</text:h>
      <text:p text:style-name="P6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7">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4">@</text:p>
      <text:p text:style-name="P60">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1"><text:bookmark text:name="rstudio_console_output1"/>c<text:span text:style-name="T27">at(“dataFrm$Month[dataFrm$Temp==80]”)</text:span></text:p>
      <text:p text:style-name="P11">cat(“length(<text:span text:style-name="T35">dataFrm$Month[dataFrm$Temp==80])”)</text:span></text:p>
      <text:p text:style-name="P12"/>
      <text:p text:style-name="P58">dataFrm$Month[dataFrm$Temp==80]</text:p>
      <text:p text:style-name="P58">length(dataFrm$Month[dataFrm$Temp==80])</text:p>
      <text:p text:style-name="P54">@</text:p>
      <text:p text:style-name="P55"><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2"><text:bookmark text:name="rstudio_console_output11"/><text:span text:style-name="T11">c</text:span><text:span text:style-name="T28">at(“which(dataFrm$Temp==80)”)</text:span></text:p>
      <text:p text:style-name="P89"/>
      <text:p text:style-name="P89">which(dataFrm$Temp==80)</text:p>
      <text:p text:style-name="P56">@</text:p>
      <text:h text:style-name="P112" text:outline-level="2">Matrix</text:h>
      <text:p text:style-name="P59"><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9"><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4">row_Names&lt;-array("",dim=length(unique(dataFrm$Month)))</text:p>
      <text:p text:style-name="P63">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4">strr(row_Names)</text:p>
      <text:p text:style-name="Text_20_body"><text:soft-page-break/>Another useful function to check whether data stored in array or not. If the data stored in an array, <text:span text:style-name="T8">is.array(row_Names</text:span><text:span text:style-name="T37">)</text:span> will return <text:span text:style-name="T7">TRUE</text:span>. <text:s/></text:p>
      <text:p text:style-name="P59"><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4">tempAsMatrix&lt;-matrix("",nrow=length(unique(dataFrm$Month)),ncol=30)</text:p>
      <text:p text:style-name="P31">&lt;&lt;matrix,echo=FALSE&gt;&gt;=</text:p>
      <text:p text:style-name="P30"><text:span text:style-name="T52">mySM&lt;-read_file(“</text:span><text:span text:style-name="T41">/home/zekai/R_workspace/</text:span><text:span text:style-name="T54">r_repo/test/</text:span><text:span text:style-name="T52">formTempMatrix.R”)</text:span></text:p>
      <text:p text:style-name="P31">cat(mySM)</text:p>
      <text:p text:style-name="P30"><text:span text:style-name="T52">source(</text:span><text:span text:style-name="T18">'</text:span><text:span text:style-name="T41">/home/zekai/R_workspace/</text:span><text:span text:style-name="T54">r_repo/test/</text:span><text:span text:style-name="T52">formTempMatrix.R')</text:span></text:p>
      <text:p text:style-name="P31">@</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1">the return value will be TRUE. </text:p>
      <text:h text:style-name="P111"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1">&lt;&lt;list1,echo=FALSE&gt;&gt;=</text:p>
      <text:p text:style-name="P31">myStringL&lt;-read_file('/h<text:span text:style-name="T39">ome/zekai/R_workspace/</text:span><text:span text:style-name="T15">r_repo/</text:span>test/useList.R')</text:p>
      <text:p text:style-name="P31">cat(myStringL)</text:p>
      <text:p text:style-name="P31">source('/h<text:span text:style-name="T39">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15"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39">ome/zekai/R_workspace/r_repo</text:span>/test/simpleStats.R')</text:p>
      <text:p text:style-name="P31">cat(myStringM)</text:p>
      <text:p text:style-name="P31">source('/h<text:span text:style-name="T39">ome/zekai/R_workspace/r_repo/</text:span>test/simpleStats.R')</text:p>
      <text:p text:style-name="P31">@</text:p>
      <text:p text:style-name="P31"><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27">xStats&lt;-simpleStats(100,273.16,15)')</text:span></text:p>
      <text:p text:style-name="P90"><text:bookmark text:name="rstudio_console_output8"/>xStats&lt;-simpleStats(100,273.16,15)</text:p>
      <text:p text:style-name="P90">cat('str(xStats)')</text:p>
      <text:p text:style-name="P90">str(xStats)</text:p>
      <text:p text:style-name="P43"/>
      <text:p text:style-name="P31">@</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1">myStringM&lt;-read_file('/h<text:span text:style-name="T39">ome/zekai/R_workspace/r_repo</text:span>/test/randomNumGen.R')</text:p>
      <text:p text:style-name="P31">cat(myStringM)</text:p>
      <text:p text:style-name="P38">source('/h<text:span text:style-name="T39">ome/zekai/R_workspace/r_repo</text:span>/test/randomNumGen.R')</text:p>
      <text:p text:style-name="P38">@</text:p>
      <text:p text:style-name="P38"/>
      <text:p text:style-name="P31">&lt;&lt;stats3,echo=FALSE&gt;&gt;=</text:p>
      <text:p text:style-name="P31">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1"/>
      <text:p text:style-name="P31">&lt;&lt;stats4,echo=FALSE&gt;&gt;=</text:p>
      <text:p text:style-name="P43">xRandGenT&lt;-randomNumGen(TRUE)</text:p>
      <text:p text:style-name="P31">@</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1">&lt;&lt;stats5,echo=FALSE&gt;&gt;=</text:p>
      <text:p text:style-name="P31">myStringM&lt;-read_file('/h<text:span text:style-name="T39">ome/zekai/R_workspace/r_repo/t</text:span>est/corTest.R')</text:p>
      <text:p text:style-name="P31">cat(myStringM)</text:p>
      <text:p text:style-name="P38">source('/h<text:span text:style-name="T39">ome/zekai/R_workspace/r_repo/</text:span>test/corTest.R')</text:p>
      <text:p text:style-name="P31"><text:soft-page-break/>@</text:p>
      <text:p text:style-name="P31"/>
      <text:p text:style-name="P31">&lt;&lt;stats6,echo=FALSE&gt;&gt;=</text:p>
      <text:p text:style-name="P31">cat('<text:span text:style-name="T27">corTest(xRandGenT$xTempNorm,xRandGenT$xTempUni)')</text:span></text:p>
      <text:p text:style-name="P43">corTest(xRandGenT$xTempNorm,xRandGenT$xTempUni)</text:p>
      <text:p text:style-name="P31">@</text:p>
      <text:h text:style-name="P116" text:outline-level="1">Graphic Outputs</text:h>
      <text:p text:style-name="P23"/>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5"/>
      <text:p text:style-name="P31">&lt;&lt;graph0,echo=FALSE&gt;&gt;=</text:p>
      <text:p text:style-name="P31">myStringM&lt;-read_file('/h<text:span text:style-name="T39">ome/zekai/R_workspace/r_repo/</text:span>test/normalDist.R')</text:p>
      <text:p text:style-name="P31">cat(myStringM)</text:p>
      <text:p text:style-name="P44">source('/h<text:span text:style-name="T39">ome/zekai/R_workspace/r_repo/</text:span>test/normalDist.R')</text:p>
      <text:p text:style-name="P20">@</text:p>
      <text:p text:style-name="P20"/>
      <text:p text:style-name="P47"><text:span text:style-name="T19">&lt;&lt;graph1,echo=FALSE</text:span><text:span text:style-name="T19">,results=xml,fig=TRUE</text:span><text:span text:style-name="T19">&gt;&gt;=</text:span></text:p>
      <text:p text:style-name="P31">cat('normalDist(numSet=100,mean=c(5,15,50),sd=c(10,5,3,1))<text:span text:style-name="T27">')</text:span></text:p>
      <text:p text:style-name="P43">normalDist(numSet=100,mean=c(5,15,50),sd=c(10,5,3,1))</text:p>
      <text:p text:style-name="P7">odfFigureCaption(“Example Histogram”,label=”Figure”)</text:p>
      <text:p text:style-name="P20">@</text:p>
      <text:p text:style-name="P20"/>
      <text:p text:style-name="P20">&lt;&lt;graph2,echo=FALSE&gt;&gt;=</text:p>
      <text:p text:style-name="P20">myStringM&lt;-read_file('/h<text:span text:style-name="T39">ome/zekai/R_workspace/r_repo/</text:span>test/freqPlot.R')</text:p>
      <text:p text:style-name="P20">cat(myStringM)</text:p>
      <text:p text:style-name="P20">source('/h<text:span text:style-name="T39">ome/zekai/R_workspace/r_repo</text:span>/test/freqPlot.R')</text:p>
      <text:p text:style-name="P20">source('/h<text:span text:style-name="T39">ome/zekai/R_workspace/r_repo/</text:span>test/formTempMatrix.R')</text:p>
      <text:p text:style-name="P20">source('/h<text:span text:style-name="T39">ome/zekai/R_workspace/r_repo/</text:span>test/layOutSetUp.R')</text:p>
      <text:p text:style-name="P20"><text:soft-page-break/>tempAsMatrix&lt;-formTempMatrix(dataFrm)</text:p>
      <text:p text:style-name="P20">source('/h<text:span text:style-name="T39">ome/zekai/R_workspace/r_repo/</text:span>test/catTemp.R')</text:p>
      <text:p text:style-name="P20">arrayOfBreaks&lt;-c(55,60,65,70,75,80,85,90,95,100,105)</text:p>
      <text:p text:style-name="P20">columnNames&lt;-c("55-60","60-65","65-70","70-75","75-80","80-85","85-90","90-95","95-100","100-105")</text:p>
      <text:p text:style-name="P20">catTemp(matrix=tempAsMatrix,arrayOfBreaks=arrayOfBreaks,columnNames=columnNames)</text:p>
      <text:p text:style-name="P20">@</text:p>
      <text:p text:style-name="P20"/>
      <text:p text:style-name="P20"/>
      <text:p text:style-name="P20">&lt;&lt;graph3,echo=FALSE,results=xml,fig=TRUE&gt;&gt;=</text:p>
      <text:p text:style-name="P20">freqPlot(tempMatrixCat,xlabels="Days",ylabels="Number of days with the range ",besideOrNot=FALSE,titleOfPlot="Temperatures at each Day of")</text:p>
      <text:p text:style-name="P20">odfFigureCaption("Example Bar Plot",label="Figure")</text:p>
      <text:p text:style-name="P20">@</text:p>
      <text:p text:style-name="P20"/>
      <text:p text:style-name="P20">bar plot</text:p>
      <text:p text:style-name="P20">&lt;&lt;graph4,echo=FALSE,results=xml,fig=TRUE&gt;&gt;=</text:p>
      <text:p text:style-name="P95">freqPlot(tempMatrixCat,xlabels="Days",ylabels="Number of Days with the range",onePlot=TRUE,besideOrNot=TRUE,isCol=FALSE,titleOfPlot="Temperatures Distribution May-Sep")</text:p>
      <text:p text:style-name="P95"/>
      <text:p text:style-name="P20">odfFigureCaption("Example Bar Plot with combined data",label="Figure")</text:p>
      <text:p text:style-name="P20">@<text:tab/></text:p>
      <text:p text:style-name="P20"/>
      <text:p text:style-name="P20">stackbar plot</text:p>
      <text:p text:style-name="P20">&lt;&lt;graph5,echo=FALSE,results=xml,fig=TRUE&gt;&gt;=</text:p>
      <text:p text:style-name="P95">freqPlot(tempMatrixCat,xlabels="Days",ylabels="Number of Days with the range",onePlot=TRUE,besideOrNot=FALSE,isCol=FALSE,titleOfPlot="Temperatures Distribution May-Sep")</text:p>
      <text:p text:style-name="P95"/>
      <text:p text:style-name="P20">odfFigureCaption("Example Bar Plot with combined data",label="Figure")</text:p>
      <text:p text:style-name="P20">@<text:tab/></text:p>
      <text:p text:style-name="P20"/>
      <text:p text:style-name="P20">Multi line plots</text:p>
      <text:p text:style-name="P15">&lt;&lt;synDat,echo=FALSE,results=xml,fig=TRUE&gt;&gt;=</text:p>
      <text:p text:style-name="P15"># I usually load the libraries first so that any output produced by </text:p>
      <text:p text:style-name="P91"><text:bookmark text:name="rstudio_console_output9"/>source('<text:span text:style-name="T45">/h</text:span><text:span text:style-name="T40">ome/zekai/R_workspace/r_repo</text:span>/test/matPlotM.R')</text:p>
      <text:p text:style-name="P15"><text:soft-page-break/></text:p>
      <text:p text:style-name="P97">xlabel&lt;-"Days"</text:p>
      <text:p text:style-name="P97">xaxisOpts&lt;-c(1,30,29,"n")</text:p>
      <text:p text:style-name="P97">yaxisOpts&lt;-c(55,105,11,"n")</text:p>
      <text:p text:style-name="P97">ylabel&lt;-"Temp(F)"</text:p>
      <text:p text:style-name="P97"/>
      <text:p text:style-name="P97">legendNames=row.names(tempAsMatrix)</text:p>
      <text:p text:style-name="P97"/>
      <text:p text:style-name="P97">colnames(tempAsMatrix)&lt;-seq(1:dim(tempAsMatrix)[2])</text:p>
      <text:p text:style-name="P97">matPlotDat&lt;-t(tempAsMatrix)</text:p>
      <text:p text:style-name="P97"/>
      <text:p text:style-name="P97"/>
      <text:p text:style-name="P97">titleOfPlot="Daily Observation"</text:p>
      <text:p text:style-name="P98"/>
      <text:p text:style-name="P100"/>
      <text:p text:style-name="P100"/>
      <text:p text:style-name="P69">#out&lt;-matPlotM(matPlotDat,xlab=xlabel,ylab=ylabel,title=titleOfPlot,leg=legendNames)</text:p>
      <text:p text:style-name="P69">out&lt;-</text:p>
      <text:p text:style-name="P69"/>
      <text:p text:style-name="P69">matPlotM(matPlotDat,xlab=xlabel,ylab=ylabel,yaxisOpts=yaxisOpts,title=titleOfPlot,leg=legendNames)</text:p>
      <text:p text:style-name="P69"/>
      <text:p text:style-name="P69">print(out)</text:p>
      <text:p text:style-name="P17">#matPlotM(matPlotDat,xlab=xlabel,xaxisOpts=xaxisOpts,ylab=ylabel,yaxisOpts=yaxisOpts,title=titleOfPlot,leg=legendNames)</text:p>
      <text:p text:style-name="P69"/>
      <text:p text:style-name="P8">odfFigureCaption(“Observation”,label=”Figure”)</text:p>
      <text:p text:style-name="P8">@</text:p>
      <text:p text:style-name="P8"/>
      <text:p text:style-name="P26">&lt;&lt;graph6,echo=FALSE,results=xml,fig=TRUE&gt;&gt;=</text:p>
      <text:p text:style-name="P97"/>
      <text:p text:style-name="P99">titleOfPlot="Daily Temperature"</text:p>
      <text:p text:style-name="P26">cntr&lt;-contourplot(matPlotDat,xlab=”Days of Month”,ylab=”Months”)</text:p>
      <text:p text:style-name="P26">print(cntr)</text:p>
      <text:p text:style-name="P8">odfFigureCaption(”Daily Temperature Values Plotted as Contours”,label=”Figure”)</text:p>
      <text:p text:style-name="P26">@</text:p>
      <text:p text:style-name="P84"/>
      <text:p text:style-name="P83"/>
      <text:h text:style-name="P116" text:outline-level="1"><text:soft-page-break/>Simple Table Outputs</text:h>
      <text:p text:style-name="P23"/>
      <text:p text:style-name="P26">&lt;&lt;table1,echo=FALSE&gt;&gt;=</text:p>
      <text:p text:style-name="P92"><text:bookmark text:name="rstudio_console_output10"/>colnames(tempAsMatrix)&lt;-seq(1:30)</text:p>
      <text:p text:style-name="P92"/>
      <text:p text:style-name="P93"><text:bookmark text:name="rstudio_console_output12"/>tablo&lt;-as.table(t(tempAsMatrix))</text:p>
      <text:p text:style-name="P93">print(tablo)</text:p>
      <text:p text:style-name="P96"/>
      <text:p text:style-name="P27">@</text:p>
      <text:p text:style-name="P27"><text:tab/></text:p>
      <text:p text:style-name="P26">May be grid table from grid Extra package reference</text:p>
      <text:p text:style-name="P26"/>
      <text:p text:style-name="P26">&lt;&lt;table2,echo=FALSE,results=xml,fig=TRUE &gt;&gt;=</text:p>
      <text:p text:style-name="P96">library(gridExtra)</text:p>
      <text:p text:style-name="P92"/>
      <text:p text:style-name="P92"/>
      <text:p text:style-name="P93"><text:bookmark text:name="rstudio_console_output121"/>tablo&lt;-grid.table(t(tempAsMatrix))</text:p>
      <text:p text:style-name="P96"/>
      <text:p text:style-name="P96">print(tablo)</text:p>
      <text:p text:style-name="P23"><text:span text:style-name="T55">@</text:span><text:tab/></text:p>
      <text:p text:style-name="Text_20_body"><text:span text:style-name="Source_20_Text"><text:span text:style-name="T46"/></text:span></text:p>
      <text:p text:style-name="Text_20_body"><text:span text:style-name="Source_20_Text"><text:span text:style-name="T48">summary of statistics in table format</text:span></text:span></text:p>
      <text:p text:style-name="Text_20_body"><text:span text:style-name="Source_20_Text"><text:span text:style-name="T48"/></text:span></text:p>
      <text:p text:style-name="P49">&lt;&lt;dataPair,echo=FALSE&gt;&gt;=</text:p>
      <text:p text:style-name="P49">#<text:span text:style-name="T12">use readr package</text:span></text:p>
      <text:p text:style-name="P88">myString&lt;-read_file(“/home/zekai/R_workspace/r_repo/test/paired_tTest.R”)</text:p>
      <text:p text:style-name="P88"/>
      <text:p text:style-name="P88">#this works, please uncomment following line</text:p>
      <text:p text:style-name="P88">cat(myString)</text:p>
      <text:p text:style-name="P88">source('/home/zekai/R_workspace/r_repo/test/paired_tTest.R')</text:p>
      <text:p text:style-name="P5"><text:span text:style-name="Source_20_Text"><text:span text:style-name="T47">tTestResults&lt;-paired_tTest()</text:span></text:span></text:p>
      <text:p text:style-name="P49">@</text:p>
      <text:p text:style-name="P31"><text:span text:style-name="Source_20_Text"><text:span text:style-name="T48"/></text:span></text:p>
      <text:p text:style-name="P79"><text:span text:style-name="Source_20_Text"><text:span text:style-name="T48"/></text:span></text:p>
      <text:p text:style-name="P49">source paired_test and modify heightData input it will be read</text:p>
      <text:p text:style-name="P51"/>
      <text:p text:style-name="P5">&lt;&lt;table3, <text:s/>echo=FALSE, results=xml&gt;&gt;=</text:p>
      <text:p text:style-name="P67"><text:span text:style-name="T49">odfTable(</text:span><text:span text:style-name="T50">as.data.frame</text:span><text:span text:style-name="T17">(tTestResults$xMatr))</text:span></text:p>
      <text:p text:style-name="P87"/>
      <text:p text:style-name="P70"><text:soft-page-break/>@</text:p>
      <text:p text:style-name="P48"/>
      <text:p text:style-name="P48">t -test p-values compare to each other </text:p>
      <text:p text:style-name="P48">&lt;&lt;table3.1, <text:s/>echo=FALSE, results=xml&gt;&gt;=</text:p>
      <text:p text:style-name="P14"><text:bookmark text:name="rstudio_console_output4"/>columns&lt;-c("Feed Category","n","Mean","StdDev",”df”,"t","p-values")</text:p>
      <text:p text:style-name="P14"/>
      <text:p text:style-name="P94">dfc1&lt;-data.frame(c("Feed Category","Statistics",”pair t test results”),c(1,4,3))</text:p>
      <text:p text:style-name="P94">#dfc1&lt;-data.frame(c("Feed Category","Statistics"),c(1,7))</text:p>
      <text:p text:style-name="P94">#dfc&lt;-data.frame(c("Car Model","Features"),c(1,7))</text:p>
      <text:p text:style-name="P46"/>
      <text:p text:style-name="P91"><text:bookmark text:name="rstudio_console_output15"/>#tables31&lt;-as.data.frame(matrix(data="",nrow=1,ncol=7))</text:p>
      <text:p text:style-name="P91">#colnames(tables31)&lt;-columns</text:p>
      <text:p text:style-name="P91"/>
      <text:p text:style-name="P91">odfTable(tTestResults$xStats,<text:span text:style-name="T36">cgroup=dfc1</text:span>)</text:p>
      <text:p text:style-name="P13"/>
      <text:p text:style-name="P72">@</text:p>
      <text:p text:style-name="P72"/>
      <text:p text:style-name="P48">&lt;&lt;table4, <text:s/>echo=FALSE, results=xml&gt;&gt;=</text:p>
      <text:p text:style-name="P48"><text:bookmark text:name="rstudio_console_output13"/>dff&lt;- as.data.frame(tTestResults$pValues)</text:p>
      <text:p text:style-name="P48"><text:bookmark text:name="rstudio_console_output14"/>colnames(dff)&lt;-colnames(tTestResults$xMatr)</text:p>
      <text:p text:style-name="P48">nRow&lt;-length(colnames(dff))-1</text:p>
      <text:p text:style-name="P48">rownames(dff)&lt;-colnames(dff)[1:nRow]</text:p>
      <text:p text:style-name="P48"/>
      <text:p text:style-name="P48"/>
      <text:p text:style-name="P48"><text:span text:style-name="T51">odfTable(dff</text:span>)</text:p>
      <text:p text:style-name="P48"/>
      <text:p text:style-name="P48">@</text:p>
      <text:p text:style-name="P48"/>
      <text:p text:style-name="P48"/>
      <text:p text:style-name="P45">&lt;&lt;odfTableEx1,echo=FALSE,results=xml&gt;&gt;=</text:p>
      <text:p text:style-name="P45"># I usually load the libraries first so that any output produced by </text:p>
      <text:p text:style-name="P45">data(“mtcars”)</text:p>
      <text:p text:style-name="P45">mdat&lt;-mtcars</text:p>
      <text:p text:style-name="P45">cgroup&lt;-c("row","C") </text:p>
      <text:p text:style-name="P45">n.cgroup&lt;-c(1,11)</text:p>
      <text:p text:style-name="P94"><text:bookmark text:name="rstudio_console_output16"/>dfc&lt;-data.frame(c("Car Model","Features"),c(1,11))</text:p>
      <text:p text:style-name="P45"><text:soft-page-break/></text:p>
      <text:p text:style-name="P45">#odfTable(mdat,cgroup=cgroup,n.cgroup=n.cgroup)</text:p>
      <text:p text:style-name="P45">odfTable(mdat,cgroup=dfc)</text:p>
      <text:p text:style-name="P45">@</text:p>
      <text:p text:style-name="P106"/>
      <text:p text:style-name="P107"/>
      <text:p text:style-name="P49">started here one</text:p>
      <text:p text:style-name="P49">&lt;&lt;table5, <text:s/>echo=FALSE, results=xml&gt;&gt;=</text:p>
      <text:p text:style-name="Text_20_body"><text:span text:style-name="Source_20_Text"><text:span text:style-name="T48">odfTable(x,</text:span></text:span></text:p>
      <text:p text:style-name="P49">colnames = NULL,</text:p>
      <text:p text:style-name="P49">useRowNames = TRUE,</text:p>
      <text:p text:style-name="P49">digits = max(3, getOption("digits") - 3),</text:p>
      <text:p text:style-name="P49">name = paste("Table", floor(runif(1) * 1000), sep = ""),</text:p>
      <text:p text:style-name="P49">styles = NULL,</text:p>
      <text:p text:style-name="P49">cgroup = NULL,</text:p>
      <text:p text:style-name="P49">rgroup = NULL)</text:p>
      <text:p text:style-name="Text_20_body"><text:span text:style-name="Source_20_Text"><text:span text:style-name="T48">@</text:span></text:span></text:p>
      <text:p text:style-name="Text_20_body"><text:span text:style-name="Source_20_Text"><text:span text:style-name="T48"/></text:span></text:p>
      <text:p text:style-name="Text_20_body"><text:span text:style-name="Source_20_Text"><text:span text:style-name="T48">Please start here</text:span></text:span></text:p>
      <text:p text:style-name="P48"/>
      <text:p text:style-name="P48"/>
      <text:h text:style-name="P116" text:outline-level="1">Reference</text:h>
      <text:p text:style-name="P23">-MySQL reference</text:p>
      <text:p text:style-name="P23">-RMySQL</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8-09-10T23:10:56</dc:date>
    <meta:editing-duration>P6DT20H6M13S</meta:editing-duration>
    <meta:editing-cycles>496</meta:editing-cycles>
    <meta:generator>OpenOffice/4.1.4$Unix OpenOffice.org_project/414m5$Build-9788</meta:generator>
    <dc:creator>Zekai  Otles</dc:creator>
    <meta:document-statistic meta:table-count="1" meta:image-count="7" meta:object-count="0" meta:page-count="30" meta:paragraph-count="559" meta:word-count="3836" meta:character-count="30852"/>
  </office:meta>
</office:document-meta>
</file>